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H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71f6" officeooo:paragraph-rsid="000a71f6" style:font-weight-asian="bold" style:font-name-complex="Arial"/>
    </style:style>
    <style:style style:name="P10" style:family="paragraph" style:parent-style-name="Standard"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a71f6" officeooo:paragraph-rsid="000a71f6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9pt" officeooo:rsid="000a71f6" officeooo:paragraph-rsid="000a71f6" style:font-size-asian="9pt" style:font-name-complex="Arial"/>
    </style:style>
    <style:style style:name="P20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7bc31" officeooo:paragraph-rsid="00089127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5" style:family="paragraph" style:parent-style-name="Heading_20_3">
      <style:text-properties fo:font-style="normal" officeooo:rsid="00089127" officeooo:paragraph-rsid="00089127" style:font-style-asian="normal" style:font-style-complex="normal"/>
    </style:style>
    <style:style style:name="P26" style:family="paragraph" style:parent-style-name="Heading_20_1"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2pt" style:font-size-asian="12pt" style:font-name-complex="Arial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089127"/>
    </style:style>
    <style:style style:name="T10" style:family="text">
      <style:text-properties officeooo:rsid="000a71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6" text:outline-level="1">Caso de Uso</text:h>
          </table:table-cell>
          <table:table-cell table:style-name="Tabla1.B1" table:number-columns-spanned="4" office:value-type="string">
            <text:h text:style-name="P25" text:outline-level="3">Pedir cit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6" office:value-type="string">
            <text:p text:style-name="P21">Paciente<text:span text:style-name="T9">(I), </text:span>Médico, Fisioterapeu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6" office:value-type="string">
            <text:p text:style-name="P20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Tabla1.H4" office:value-type="string">
            <text:p text:style-name="P10"/>
          </table:table-cell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6" office:value-type="string">
            <text:p text:style-name="P22">Tanto paciente como el médico o fisioterapeuta al que se ha pedido cita serán usuarios registrados del sistema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6" office:value-type="string">
            <text:p text:style-name="P22">Tanto el personal sanitario como el paciente tendrán una cita con fecha,hora y luga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22">Grupo ?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3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3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23">Un paciente podrá pedir cita a un médico o fisioterapeuta. .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23">El paciente solicita al sistema una cita, indica la fecha que mejor le venga y el médico o fisioterapeuta que quiere que le atienda y el sistema crea una cita con la fecha y un lugar para llevarse a cabo.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2"><text:span text:style-name="T9">Paciente</text:span>: <text:span text:style-name="T9">Indica que quiere una cita.</text:span>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4">Le pide al paciente que elija de entre las fechas posibles la que mejor le venga y el médico u fisioterapeuta que quiere que le atienda.</text:p>
          </table:table-cell>
        </table:table-row>
        <table:table-row table:style-name="Tabla4.2">
          <table:table-cell table:style-name="Tabla4.A4" office:value-type="string">
            <text:p text:style-name="P18">3</text:p>
          </table:table-cell>
          <table:table-cell table:style-name="Tabla4.B4" office:value-type="string">
            <text:p text:style-name="P24">Paciente: Elige la fecha y el médico o enfermero</text:p>
          </table:table-cell>
          <table:table-cell table:style-name="Tabla4.C4" office:value-type="string">
            <text:p text:style-name="P6"/>
          </table:table-cell>
          <table:table-cell table:style-name="Tabla4.D4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17"/>
          </table:table-cell>
          <table:table-cell table:style-name="Tabla4.B5" office:value-type="string">
            <text:p text:style-name="P7"/>
          </table:table-cell>
          <table:table-cell table:style-name="Tabla4.C5" office:value-type="string">
            <text:p text:style-name="P8">4</text:p>
          </table:table-cell>
          <table:table-cell table:style-name="Tabla4.D5" office:value-type="string">
            <text:p text:style-name="P19">Crea una cita con los participantes de la cita, la fecha y el lugar.</text:p>
          </table:table-cell>
        </table:table-row>
        <table:table-row table:style-name="Tabla4.2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7"/>
          </table:table-cell>
          <table:table-cell table:style-name="Tabla4.C6" office:value-type="string">
            <text:p text:style-name="P9">5</text:p>
          </table:table-cell>
          <table:table-cell table:style-name="Tabla4.D6" office:value-type="string">
            <text:p text:style-name="P24">Almacena la cita en la base de datos y se lo hace saber a los participantes a través de un mensaje de confirmación.</text:p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<text:span text:style-name="T10">3</text:span>a</text:p>
          </table:table-cell>
          <table:table-cell table:style-name="Tabla5.B2" table:number-columns-spanned="4" office:value-type="string">
            <text:p text:style-name="P14">El paciente solicita una cita con el mismo médico o fisioterapeuta, el sistema le recuerda que ya tiene una cita con ese médico o fisioterapeuta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">&lt;&lt; Numero de veces que se realiza el CU por unidad de tiempo &gt;&gt; ?????????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3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3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3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3-24T17:44:34.585000000</dc:date>
    <meta:print-date>2012-03-13T15:37:00</meta:print-date>
    <meta:editing-cycles>9</meta:editing-cycles>
    <meta:editing-duration>PT41M48S</meta:editing-duration>
    <meta:document-statistic meta:table-count="5" meta:image-count="0" meta:object-count="0" meta:page-count="1" meta:paragraph-count="50" meta:word-count="257" meta:character-count="1444" meta:non-whitespace-character-count="1236"/>
    <meta:generator>LibreOffice/5.4.2.2$Windows_X86_64 LibreOffice_project/22b09f6418e8c2d508a9eaf86b2399209b0990f4</meta:generator>
  </office:meta>
</office:document-meta>
</file>